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10BDB7AB8740931C5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84d1" draw:marker-end="Arrow" draw:marker-end-width="0.3cm" draw:fill="solid" draw:textarea-vertical-align="middle"/>
    </style:style>
    <style:style style:name="gr3" style:family="graphic" style:parent-style-name="standard">
      <style:graphic-properties draw:stroke="none" draw:fill="none" fo:min-height="0.4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" style:family="graphic" style:parent-style-name="objectwithoutfill">
      <style:graphic-properties svg:stroke-width="0.081cm" svg:stroke-color="#ffd3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text-properties fo:color="#0084d1"/>
    </style:style>
    <style:style style:name="P4" style:family="paragraph">
      <loext:graphic-properties draw:fill="none" draw:fill-color="#ffffff"/>
      <style:text-properties fo:color="#579d1c" fo:font-size="12pt" style:font-size-asian="12pt" style:font-size-complex="12pt"/>
    </style:style>
    <style:style style:name="P5" style:family="paragraph">
      <loext:graphic-properties draw:fill="none"/>
      <style:text-properties fo:color="#579d1c"/>
    </style:style>
    <style:style style:name="P6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0084d1" fo:font-size="12pt" style:font-size-asian="12pt" style:font-size-complex="12pt"/>
    </style:style>
    <style:style style:name="T1" style:family="text">
      <style:text-properties fo:color="#0084d1" fo:font-size="12pt" style:font-size-asian="12pt" style:font-size-complex="12pt"/>
    </style:style>
    <style:style style:name="T2" style:family="text">
      <style:text-properties fo:color="#579d1c" fo:font-size="12pt" style:font-size-asian="12pt" style:font-size-complex="12pt"/>
    </style:style>
    <style:style style:name="T3" style:family="text">
      <style:text-properties fo:color="#c9211e" fo:font-size="12pt" style:font-size-asian="12pt" style:font-size-complex="12pt"/>
    </style:style>
    <style:style style:name="T4" style:family="text">
      <style:text-properties fo:color="#c5000b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889cm" svg:height="8.636cm" svg:x="1cm" svg:y="6.207cm">
          <draw:image xlink:href="Pictures/10000201000003200000010BDB7AB8740931C5F6.png" xlink:type="simple" xlink:show="embed" xlink:actuate="onLoad" loext:mime-type="image/png">
            <text:p/>
          </draw:image>
        </draw:frame>
        <draw:line draw:style-name="gr2" draw:text-style-name="P2" draw:layer="layout" svg:x1="3.413cm" svg:y1="10.08cm" svg:x2="3.794cm" svg:y2="10.08cm">
          <text:p/>
        </draw:line>
        <draw:line draw:style-name="gr2" draw:text-style-name="P2" draw:layer="layout" svg:x1="4.492cm" svg:y1="10.08cm" svg:x2="4.111cm" svg:y2="10.08cm">
          <text:p/>
        </draw:line>
        <draw:line draw:style-name="gr2" draw:text-style-name="P2" draw:layer="layout" svg:x1="3.984cm" svg:y1="10.715cm" svg:x2="3.984cm" svg:y2="10.334cm">
          <text:p/>
        </draw:line>
        <draw:line draw:style-name="gr2" draw:text-style-name="P2" draw:layer="layout" svg:x1="3.984cm" svg:y1="11.541cm" svg:x2="3.984cm" svg:y2="11.16cm">
          <text:p/>
        </draw:line>
        <draw:line draw:style-name="gr2" draw:text-style-name="P2" draw:layer="layout" svg:x1="3.984cm" svg:y1="9.509cm" svg:x2="3.984cm" svg:y2="9.89cm">
          <text:p/>
        </draw:line>
        <draw:line draw:style-name="gr2" draw:text-style-name="P2" draw:layer="layout" svg:x1="5.015cm" svg:y1="10.984cm" svg:x2="4.746cm" svg:y2="10.715cm">
          <text:p/>
        </draw:line>
        <draw:line draw:style-name="gr2" draw:text-style-name="P2" draw:layer="layout" svg:x1="3.095cm" svg:y1="10.984cm" svg:x2="3.364cm" svg:y2="10.715cm">
          <text:p/>
        </draw:line>
        <draw:line draw:style-name="gr2" draw:text-style-name="P2" draw:layer="layout" svg:x1="3.079cm" svg:y1="9.128cm" svg:x2="3.348cm" svg:y2="9.397cm">
          <text:p/>
        </draw:line>
        <draw:line draw:style-name="gr2" draw:text-style-name="P2" draw:layer="layout" svg:x1="4.999cm" svg:y1="9.128cm" svg:x2="4.73cm" svg:y2="9.397cm">
          <text:p/>
        </draw:line>
        <draw:frame draw:style-name="gr3" draw:text-style-name="P3" draw:layer="layout" svg:width="1.15cm" svg:height="0.726cm" svg:x="20.748cm" svg:y="10.616cm">
          <draw:text-box>
            <text:p><text:span text:style-name="T1">0*u</text:span></text:p>
          </draw:text-box>
        </draw:frame>
        <draw:frame draw:style-name="gr3" draw:text-style-name="P3" draw:layer="layout" svg:width="1.15cm" svg:height="0.726cm" svg:x="20.748cm" svg:y="9.727cm">
          <draw:text-box>
            <text:p><text:span text:style-name="T1">-*0</text:span></text:p>
          </draw:text-box>
        </draw:frame>
        <draw:frame draw:style-name="gr4" draw:text-style-name="P4" draw:layer="layout" svg:width="1.334cm" svg:height="1.199cm" svg:x="21.573cm" svg:y="10.653cm">
          <draw:text-box>
            <text:p><text:span text:style-name="T2">+*ul</text:span></text:p>
          </draw:text-box>
        </draw:frame>
        <draw:frame draw:style-name="gr3" draw:text-style-name="P5" draw:layer="layout" svg:width="1.15cm" svg:height="0.726cm" svg:x="20.748cm" svg:y="8.838cm">
          <draw:text-box>
            <text:p><text:span text:style-name="T2">-*d</text:span></text:p>
          </draw:text-box>
        </draw:frame>
        <draw:frame draw:style-name="gr4" draw:text-style-name="P6" draw:layer="layout" svg:width="1.397cm" svg:height="1.199cm" svg:x="19.795cm" svg:y="10.616cm">
          <draw:text-box>
            <text:p><text:span text:style-name="T3">-*</text:span><text:span text:style-name="T4">u</text:span><text:span text:style-name="T2">r</text:span></text:p>
          </draw:text-box>
        </draw:frame>
        <draw:frame draw:style-name="gr4" draw:text-style-name="P4" draw:layer="layout" svg:width="1.397cm" svg:height="1.199cm" svg:x="19.922cm" svg:y="9.735cm">
          <draw:text-box>
            <text:p><text:span text:style-name="T2">-*r</text:span></text:p>
          </draw:text-box>
        </draw:frame>
        <draw:frame draw:style-name="gr4" draw:text-style-name="P7" draw:layer="layout" svg:width="1.334cm" svg:height="1.199cm" svg:x="21.7cm" svg:y="9.807cm">
          <draw:text-box>
            <text:p><text:span text:style-name="T1">0*l</text:span></text:p>
          </draw:text-box>
        </draw:frame>
        <draw:frame draw:style-name="gr4" draw:text-style-name="P4" draw:layer="layout" svg:width="1.334cm" svg:height="1.199cm" svg:x="21.637cm" svg:y="8.909cm">
          <draw:text-box>
            <text:p><text:span text:style-name="T3">-*</text:span><text:span text:style-name="T2">d</text:span><text:span text:style-name="T3">l</text:span></text:p>
          </draw:text-box>
        </draw:frame>
        <draw:frame draw:style-name="gr4" draw:text-style-name="P4" draw:layer="layout" svg:width="1.334cm" svg:height="1.199cm" svg:x="19.846cm" svg:y="8.815cm">
          <draw:text-box>
            <text:p><text:span text:style-name="T2">-*dr</text:span></text:p>
          </draw:text-box>
        </draw:frame>
        <draw:line draw:style-name="gr5" draw:text-style-name="P2" draw:layer="layout" svg:x1="21.129cm" svg:y1="13.156cm" svg:x2="18.398cm" svg:y2="10.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09:54:20.864463096</meta:creation-date>
    <dc:date>2020-01-13T14:26:10.646916488</dc:date>
    <meta:editing-duration>PT7M40S</meta:editing-duration>
    <meta:editing-cycles>3</meta:editing-cycles>
    <meta:generator>LibreOffice/6.3.3.2$Linux_X86_64 LibreOffice_project/30$Build-2</meta:generator>
    <meta:document-statistic meta:object-count="20"/>
  </office:meta>
</office:document-meta>
</file>